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1.147cm" fo:padding-top="0cm" fo:padding-bottom="0cm" fo:padding-left="0cm" fo:padding-r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svg:stroke-color="#808080" draw:marker-start="Arrowheads_20_3" draw:marker-start-width="0.15cm" draw:marker-end="" draw:marker-end-width="0.15cm" draw:textarea-horizontal-align="center" draw:textarea-vertical-align="middle"/>
    </style:style>
    <style:style style:name="gr7" style:family="graphic" style:parent-style-name="standard">
      <style:graphic-properties svg:stroke-color="#808080" draw:marker-start="" draw:marker-start-width="0.15cm" draw:marker-end="" draw:marker-end-width="0.15cm" draw:textarea-horizontal-align="center" draw:textarea-vertical-align="middle"/>
    </style:style>
    <style:style style:name="gr8" style:family="graphic" style:parent-style-name="standard">
      <style:graphic-properties svg:stroke-width="0.05cm" draw:marker-start-width="0.175cm" draw:marker-end-width="0.1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6pt"/>
    </style:style>
    <style:style style:name="P6" style:family="paragraph">
      <style:paragraph-properties fo:margin-left="0cm" fo:margin-right="0cm" fo:text-indent="0cm"/>
      <style:text-properties fo:font-size="4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6pt"/>
    </style:style>
    <style:style style:name="T3" style:family="text">
      <style:text-properties fo:font-family="Arial" style:font-family-generic="swiss" style:font-pitch="variable" fo:font-size="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frame draw:style-name="gr1" draw:text-style-name="P2" draw:layer="layout" svg:width="1.147cm" svg:height="0.488cm" svg:x="0.553cm" svg:y="0.012cm">
              <draw:text-box>
                <text:p text:style-name="P1"><text:span text:style-name="T1">X</text:span></text:p>
              </draw:text-box>
            </draw:frame>
            <draw:rect draw:style-name="gr2" draw:text-style-name="P3" draw:layer="layout" svg:width="0.4cm" svg:height="2.4cm" svg:x="0.1cm" svg:y="0.312cm">
              <text:p text:style-name="P4"/>
            </draw:rect>
            <draw:rect draw:style-name="gr2" draw:text-style-name="P3" draw:layer="layout" svg:width="0.4cm" svg:height="2.4cm" svg:x="2.2cm" svg:y="0.3cm">
              <text:p text:style-name="P4"/>
            </draw:rect>
            <draw:g>
              <draw:line draw:style-name="gr2" draw:text-style-name="P3" draw:layer="layout" svg:x1="0.8cm" svg:y1="0.536cm" svg:x2="2.2cm" svg:y2="0.536cm">
                <text:p text:style-name="P4"/>
              </draw:line>
              <draw:line draw:style-name="gr2" draw:text-style-name="P3" draw:layer="layout" svg:x1="0.6cm" svg:y1="0.536cm" svg:x2="0.5cm" svg:y2="0.436cm">
                <text:p text:style-name="P4"/>
              </draw:line>
              <draw:line draw:style-name="gr2" draw:text-style-name="P3" draw:layer="layout" svg:x1="0.6cm" svg:y1="0.536cm" svg:x2="0.5cm" svg:y2="0.536cm">
                <text:p text:style-name="P4"/>
              </draw:line>
              <draw:line draw:style-name="gr2" draw:text-style-name="P3" draw:layer="layout" svg:x1="0.6cm" svg:y1="0.536cm" svg:x2="0.5cm" svg:y2="0.636cm">
                <text:p text:style-name="P4"/>
              </draw:line>
              <draw:frame draw:style-name="gr3" draw:text-style-name="P3" draw:layer="layout" svg:width="0.264cm" svg:height="0.264cm" svg:x="0.6cm" svg:y="0.436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0.872cm" svg:x2="2.2cm" svg:y2="0.872cm">
                <text:p text:style-name="P4"/>
              </draw:line>
              <draw:line draw:style-name="gr2" draw:text-style-name="P3" draw:layer="layout" svg:x1="0.6cm" svg:y1="0.872cm" svg:x2="0.5cm" svg:y2="0.772cm">
                <text:p text:style-name="P4"/>
              </draw:line>
              <draw:line draw:style-name="gr2" draw:text-style-name="P3" draw:layer="layout" svg:x1="0.6cm" svg:y1="0.872cm" svg:x2="0.5cm" svg:y2="0.872cm">
                <text:p text:style-name="P4"/>
              </draw:line>
              <draw:line draw:style-name="gr2" draw:text-style-name="P3" draw:layer="layout" svg:x1="0.6cm" svg:y1="0.872cm" svg:x2="0.5cm" svg:y2="0.972cm">
                <text:p text:style-name="P4"/>
              </draw:line>
              <draw:frame draw:style-name="gr3" draw:text-style-name="P3" draw:layer="layout" svg:width="0.264cm" svg:height="0.264cm" svg:x="0.6cm" svg:y="0.7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172cm" svg:x2="2.2cm" svg:y2="1.172cm">
                <text:p text:style-name="P4"/>
              </draw:line>
              <draw:line draw:style-name="gr2" draw:text-style-name="P3" draw:layer="layout" svg:x1="0.6cm" svg:y1="1.172cm" svg:x2="0.5cm" svg:y2="1.072cm">
                <text:p text:style-name="P4"/>
              </draw:line>
              <draw:line draw:style-name="gr2" draw:text-style-name="P3" draw:layer="layout" svg:x1="0.6cm" svg:y1="1.172cm" svg:x2="0.5cm" svg:y2="1.172cm">
                <text:p text:style-name="P4"/>
              </draw:line>
              <draw:line draw:style-name="gr2" draw:text-style-name="P3" draw:layer="layout" svg:x1="0.6cm" svg:y1="1.172cm" svg:x2="0.5cm" svg:y2="1.272cm">
                <text:p text:style-name="P4"/>
              </draw:line>
              <draw:frame draw:style-name="gr3" draw:text-style-name="P3" draw:layer="layout" svg:width="0.264cm" svg:height="0.264cm" svg:x="0.6cm" svg:y="1.0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472cm" svg:x2="2.2cm" svg:y2="1.472cm">
                <text:p text:style-name="P4"/>
              </draw:line>
              <draw:line draw:style-name="gr2" draw:text-style-name="P3" draw:layer="layout" svg:x1="0.6cm" svg:y1="1.472cm" svg:x2="0.5cm" svg:y2="1.372cm">
                <text:p text:style-name="P4"/>
              </draw:line>
              <draw:line draw:style-name="gr2" draw:text-style-name="P3" draw:layer="layout" svg:x1="0.6cm" svg:y1="1.472cm" svg:x2="0.5cm" svg:y2="1.472cm">
                <text:p text:style-name="P4"/>
              </draw:line>
              <draw:line draw:style-name="gr2" draw:text-style-name="P3" draw:layer="layout" svg:x1="0.6cm" svg:y1="1.472cm" svg:x2="0.5cm" svg:y2="1.572cm">
                <text:p text:style-name="P4"/>
              </draw:line>
              <draw:frame draw:style-name="gr3" draw:text-style-name="P3" draw:layer="layout" svg:width="0.264cm" svg:height="0.264cm" svg:x="0.6cm" svg:y="1.3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1.772cm" svg:x2="2.2cm" svg:y2="1.772cm">
                <text:p text:style-name="P4"/>
              </draw:line>
              <draw:line draw:style-name="gr2" draw:text-style-name="P3" draw:layer="layout" svg:x1="0.6cm" svg:y1="1.772cm" svg:x2="0.5cm" svg:y2="1.672cm">
                <text:p text:style-name="P4"/>
              </draw:line>
              <draw:line draw:style-name="gr2" draw:text-style-name="P3" draw:layer="layout" svg:x1="0.6cm" svg:y1="1.772cm" svg:x2="0.5cm" svg:y2="1.772cm">
                <text:p text:style-name="P4"/>
              </draw:line>
              <draw:line draw:style-name="gr2" draw:text-style-name="P3" draw:layer="layout" svg:x1="0.6cm" svg:y1="1.772cm" svg:x2="0.5cm" svg:y2="1.872cm">
                <text:p text:style-name="P4"/>
              </draw:line>
              <draw:frame draw:style-name="gr3" draw:text-style-name="P3" draw:layer="layout" svg:width="0.264cm" svg:height="0.264cm" svg:x="0.6cm" svg:y="1.6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2.072cm" svg:x2="2.2cm" svg:y2="2.072cm">
                <text:p text:style-name="P4"/>
              </draw:line>
              <draw:line draw:style-name="gr2" draw:text-style-name="P3" draw:layer="layout" svg:x1="0.6cm" svg:y1="2.072cm" svg:x2="0.5cm" svg:y2="1.972cm">
                <text:p text:style-name="P4"/>
              </draw:line>
              <draw:line draw:style-name="gr2" draw:text-style-name="P3" draw:layer="layout" svg:x1="0.6cm" svg:y1="2.072cm" svg:x2="0.5cm" svg:y2="2.072cm">
                <text:p text:style-name="P4"/>
              </draw:line>
              <draw:line draw:style-name="gr2" draw:text-style-name="P3" draw:layer="layout" svg:x1="0.6cm" svg:y1="2.072cm" svg:x2="0.5cm" svg:y2="2.172cm">
                <text:p text:style-name="P4"/>
              </draw:line>
              <draw:frame draw:style-name="gr3" draw:text-style-name="P3" draw:layer="layout" svg:width="0.264cm" svg:height="0.264cm" svg:x="0.6cm" svg:y="1.972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g>
              <draw:line draw:style-name="gr2" draw:text-style-name="P3" draw:layer="layout" svg:x1="0.8cm" svg:y1="2.4cm" svg:x2="2.2cm" svg:y2="2.4cm">
                <text:p text:style-name="P4"/>
              </draw:line>
              <draw:line draw:style-name="gr2" draw:text-style-name="P3" draw:layer="layout" svg:x1="0.6cm" svg:y1="2.4cm" svg:x2="0.5cm" svg:y2="2.3cm">
                <text:p text:style-name="P4"/>
              </draw:line>
              <draw:line draw:style-name="gr2" draw:text-style-name="P3" draw:layer="layout" svg:x1="0.6cm" svg:y1="2.4cm" svg:x2="0.5cm" svg:y2="2.4cm">
                <text:p text:style-name="P4"/>
              </draw:line>
              <draw:line draw:style-name="gr2" draw:text-style-name="P3" draw:layer="layout" svg:x1="0.6cm" svg:y1="2.4cm" svg:x2="0.5cm" svg:y2="2.5cm">
                <text:p text:style-name="P4"/>
              </draw:line>
              <draw:frame draw:style-name="gr3" draw:text-style-name="P3" draw:layer="layout" svg:width="0.264cm" svg:height="0.264cm" svg:x="0.6cm" svg:y="2.3cm">
                <draw:image xlink:href="Pictures/100002000000000A0000000ADDA84F49.gif" xlink:type="simple" xlink:show="embed" xlink:actuate="onLoad">
                  <text:p text:style-name="P4"/>
                </draw:image>
              </draw:frame>
            </draw:g>
            <draw:rect draw:style-name="gr4" draw:text-style-name="P3" draw:layer="layout" svg:width="1cm" svg:height="2.2cm" svg:x="1cm" svg:y="0.4cm">
              <text:p text:style-name="P4"/>
            </draw:rect>
            <draw:frame draw:style-name="gr5" draw:text-style-name="P5" draw:layer="layout" svg:width="1cm" svg:height="0.393cm" svg:x="1cm" svg:y="2.2cm">
              <draw:text-box>
                <text:p text:style-name="P4"><text:span text:style-name="T2">SIGMOID</text:span></text:p>
              </draw:text-box>
            </draw:frame>
            <draw:line draw:style-name="gr6" draw:text-style-name="P3" draw:layer="layout" svg:x1="1.5cm" svg:y1="0.9cm" svg:x2="1.5cm" svg:y2="1.7cm">
              <text:p text:style-name="P4"/>
            </draw:line>
            <draw:line draw:style-name="gr6" draw:text-style-name="P3" draw:layer="layout" svg:x1="1.9cm" svg:y1="1.6cm" svg:x2="1.1cm" svg:y2="1.6cm">
              <text:p text:style-name="P4"/>
            </draw:line>
            <draw:line draw:style-name="gr7" draw:text-style-name="P3" draw:layer="layout" svg:x1="1.606cm" svg:y1="1.279cm" svg:x2="1.406cm" svg:y2="1.279cm">
              <text:p text:style-name="P4"/>
            </draw:line>
            <draw:g>
              <draw:path draw:style-name="gr8" draw:text-style-name="P3" draw:layer="layout" svg:width="0.261cm" svg:height="0.077cm" draw:transform="rotate (0.7853981633973) translate (1.4730000000001cm 1.4310000000001cm)" svg:viewBox="0 0 262 78" svg:d="m0 4145c118-44 158-71 262 40">
                <text:p text:style-name="P4"/>
              </draw:path>
              <draw:path draw:style-name="gr8" draw:text-style-name="P3" draw:layer="layout" svg:width="0.157cm" svg:height="0.159cm" draw:transform="rotate (0.7853981633973) translate (1.656cm 1.301cm)" svg:viewBox="0 0 158 160" svg:d="m0 4182c48 48 54 49 158 160">
                <text:p text:style-name="P4"/>
              </draw:path>
            </draw:g>
            <draw:g>
              <draw:path draw:style-name="gr8" draw:text-style-name="P3" draw:layer="layout" svg:width="0.261cm" svg:height="0.077cm" draw:transform="rotate (-2.35619449019309) translate (1.52699999999994cm 1.46899999999998cm)" svg:viewBox="0 0 262 78" svg:d="m0-4199c118-44 158-71 262 41">
                <text:p text:style-name="P4"/>
              </draw:path>
              <draw:path draw:style-name="gr8" draw:text-style-name="P3" draw:layer="layout" svg:width="0.157cm" svg:height="0.159cm" draw:transform="rotate (-2.35619449019309) translate (1.344cm 1.599cm)" svg:viewBox="0 0 158 160" svg:d="m0-4162c48 48 54 49 158 160">
                <text:p text:style-name="P4"/>
              </draw:path>
            </draw:g>
            <draw:frame draw:style-name="gr9" draw:text-style-name="P7" draw:layer="layout" svg:width="0.078cm" svg:height="0.162cm" svg:x="1.332cm" svg:y="1.19cm">
              <draw:text-box>
                <text:p text:style-name="P6"><text:span text:style-name="T3">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6T00:27:02</dc:date>
    <dc:language>pl-PL</dc:language>
    <meta:editing-cycles>8</meta:editing-cycles>
    <meta:editing-duration>PT1H22M30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